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2f06" officeooo:paragraph-rsid="001f2f06"/>
    </style:style>
    <style:style style:name="P2" style:family="paragraph" style:parent-style-name="Standard">
      <style:text-properties officeooo:rsid="001f2f06" officeooo:paragraph-rsid="001f397d"/>
    </style:style>
    <style:style style:name="P3" style:family="paragraph" style:parent-style-name="Standard">
      <style:text-properties officeooo:rsid="0020e83a" officeooo:paragraph-rsid="0020e83a"/>
    </style:style>
    <style:style style:name="P4" style:family="paragraph" style:parent-style-name="Standard">
      <style:text-properties officeooo:rsid="001f397d" officeooo:paragraph-rsid="001f397d"/>
    </style:style>
    <style:style style:name="P5" style:family="paragraph" style:parent-style-name="Standard">
      <style:text-properties officeooo:rsid="001f397d" officeooo:paragraph-rsid="002098ec"/>
    </style:style>
    <style:style style:name="P6" style:family="paragraph" style:parent-style-name="Standard">
      <style:text-properties officeooo:rsid="002098ec" officeooo:paragraph-rsid="001f397d"/>
    </style:style>
    <style:style style:name="P7" style:family="paragraph" style:parent-style-name="Standard">
      <style:text-properties officeooo:rsid="001f2f06" officeooo:paragraph-rsid="001f2f06"/>
    </style:style>
    <style:style style:name="T1" style:family="text">
      <style:text-properties officeooo:rsid="001f397d"/>
    </style:style>
    <style:style style:name="T2" style:family="text">
      <style:text-properties officeooo:rsid="002217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 </text:p>
      <text:p text:style-name="P1"><text:tab/>i) Total Number of objects downloaded from </text:p>
      <text:p text:style-name="P1"><text:tab/><text:tab/>A) vox</text:p>
      <text:p text:style-name="P1"><text:tab/><text:tab/>B) nytimes</text:p>
      <text:p text:style-name="P1"><text:tab/><text:tab/><text:span text:style-name="T2">The details of each domain is in numobject-vox and numobject-nytimes files</text:span></text:p>
      <text:p text:style-name="P1"><text:s/><text:tab/>ii) Total size of objects downloaded from</text:p>
      <text:p text:style-name="P1"><text:tab/><text:tab/>A) vox</text:p>
      <text:p text:style-name="P1"><text:tab/><text:tab/>B) nytimes</text:p>
      <text:p text:style-name="P1"><text:tab/><text:tab/>The details of each domain and distribution is in the object-vox and object-nytimes files</text:p>
      <text:p text:style-name="P1"><text:tab/>iii) Different Types of objects downloaded from</text:p>
      <text:p text:style-name="P1"><text:tab/><text:tab/>A) vox <text:tab/>: <text:s/><text:span text:style-name="T2">css, jpeg, javascript, </text:span></text:p>
      <text:p text:style-name="P1"><text:tab/><text:tab/>B) nytimes<text:tab/>: <text:span text:style-name="T2">jpeg, javascript, svg, png, css, gif etc.</text:span></text:p>
      <text:p text:style-name="P1"><text:tab/><text:tab/>The details and distribution is given in objtypes-vox and objtypes-nytimes files</text:p>
      <text:p text:style-name="P1"><text:tab/>iv) Number of TCP connections to each domain and number and size per tcp connection is in the tcpconnectionsdata-vox and tcpconnectionsdata-nytimes files</text:p>
      <text:p text:style-name="P1"><text:tab/></text:p>
      <text:p text:style-name="P1">3c) <text:tab/>i) Page Load Time for:</text:p>
      <text:p text:style-name="P1"><text:tab/><text:tab/>A) Vox</text:p>
      <text:p text:style-name="P1"><text:tab/><text:tab/>B) Nytimes</text:p>
      <text:p text:style-name="P1"><text:tab/>ii ) DNS queries:</text:p>
      <text:p text:style-name="P1"><text:tab/><text:tab/>Data for each domain vise dns queries is in the dns-vox and dns-nytimes files</text:p>
      <text:p text:style-name="P1"><text:tab/><text:tab/>Some observations and results:</text:p>
      <text:p text:style-name="P1"><text:tab/><text:tab/><text:tab/>i) For some domains, the DNS time came out to be 0. This would be because the DNS cache was not cleared before recording the pcap and har files</text:p>
      <text:p text:style-name="P1"><text:tab/><text:tab/><text:tab/>ii) For most domains, the DNS time was positive initially and 0 in subsequent times. This is because, once the domain was resolved, the next time it is trying to be resolved we get a cache hit.</text:p>
      <text:p text:style-name="P1"><text:tab/><text:tab/><text:tab/>iii) For a few cases, the DNS times were positive for 2 connections and 0 for the rest. This is because the 2 connections opened up in parallel. Both got a DNS cache miss. Hence both had to lookup the value.</text:p>
      <text:p text:style-name="P2"><text:span text:style-name="T1"><text:tab/>i</text:span>ii) <text:span text:style-name="T1">Data for 1-8 is in the Vox-Timing and Nytimes-Timing files</text:span></text:p>
      <text:p text:style-name="P4"><text:tab/><text:tab/>9) For larger objects, the time taken for downloading them directly from browser is lesser. Reasons for this are:</text:p>
      <text:p text:style-name="P4"><text:tab/><text:tab/><text:tab/>i) In the website loading, there are multiple sockets in parallel. As the number of sockets is greater than the number of cores, all of them are not truely in parallel. This leads to a slightly sequential side of the transfer and can reduce the throughput.</text:p>
      <text:p text:style-name="P4"><text:tab/><text:tab/><text:tab/>ii) Another possible reason for this can be that the internet speed was a bottleneck at the time of website download. As multiple sockets were active, all of them were dividing the bandwidth available amongst themselves. When a single request is launched, then the bandwidth is entirely available for this object and hence will get a better throughput</text:p>
      <text:p text:style-name="P4"><text:tab/><text:tab/>11) Maximum goodput was not utilised well. There is a considerable difference between the maximum goodput and average goodput.</text:p>
      <text:p text:style-name="P4"><text:tab/>iv) Browser Scheduling Policies</text:p>
      <text:p text:style-name="P2"><text:tab/><text:tab/><text:span text:style-name="T1">Refer to bowserschedule-nytimes and browserschedule-vox for the data.</text:span></text:p>
      <text:p text:style-name="P4"><text:tab/><text:tab/>3) Patterns:</text:p>
      <text:p text:style-name="P5"><text:tab/><text:tab/><text:tab/>i) The maximum number of TCP connections for a domain was 6. Firefox has a limit of max tcp connections for a domain as 7 so the above reading seems to be fine.</text:p>
      <text:p text:style-name="P4"><text:tab/><text:tab/><text:tab/>ii) There was no limit on the total number of tcp connections.</text:p>
      <text:p text:style-name="P6"><text:tab/><text:tab/><text:tab/>iii) The number of objects downloaded per TCP connection was at max</text:p>
      <text:p text:style-name="P2"><text:tab/></text:p>
      <text:p text:style-name="P2"/>
      <text:p text:style-name="P2"><text:soft-page-break/></text:p>
      <text:p text:style-name="P3">3d) <text:tab/>What if scenarios</text:p>
      <text:p text:style-name="P3"><text:tab/>i) </text:p>
      <text:p text:style-name="P2"><text:tab/></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6T12:13:27.109628646</meta:creation-date>
    <dc:date>2015-10-06T13:47:33.447315474</dc:date>
    <meta:editing-duration>PT27M45S</meta:editing-duration>
    <meta:editing-cycles>4</meta:editing-cycles>
    <meta:generator>LibreOffice/4.2.8.2$Linux_X86_64 LibreOffice_project/420m0$Build-2</meta:generator>
    <meta:document-statistic meta:table-count="0" meta:image-count="0" meta:object-count="0" meta:page-count="2" meta:paragraph-count="39" meta:word-count="472" meta:character-count="2766" meta:non-whitespace-character-count="2252"/>
  </office:meta>
</office:document-meta>
</file>